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185cc1" officeooo:paragraph-rsid="00185cc1"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723b7" officeooo:paragraph-rsid="001723b7"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79ce4" officeooo:paragraph-rsid="00179ce4"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85cc1" officeooo:paragraph-rsid="00185cc1"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8aae1" officeooo:paragraph-rsid="0018aae1"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9f9aa" officeooo:paragraph-rsid="0019f9aa"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9f9aa" officeooo:paragraph-rsid="00241c0d"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b9397" officeooo:paragraph-rsid="001b9397"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b9397" officeooo:paragraph-rsid="001cdf16"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de164" officeooo:paragraph-rsid="001de164"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fe0b3" officeooo:paragraph-rsid="001fe0b3"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fe15f" officeooo:paragraph-rsid="001fe15f"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21d29d" officeooo:paragraph-rsid="0021d29d" fo:hyphenate="true" fo:hyphenation-remain-char-count="2" fo:hyphenation-push-char-count="2"/>
    </style:style>
    <style:style style:name="P15" style:family="paragraph" style:parent-style-name="Text_20_body">
      <style:paragraph-properties fo:text-align="justify" style:justify-single-word="false"/>
      <style:text-properties officeooo:rsid="000da409" officeooo:paragraph-rsid="001b9397"/>
    </style:style>
    <style:style style:name="P16" style:family="paragraph" style:parent-style-name="Footnote">
      <style:text-properties officeooo:rsid="0018aae1" officeooo:paragraph-rsid="0018aae1"/>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cdf16" officeooo:paragraph-rsid="001cdf16" fo:hyphenate="true" fo:hyphenation-remain-char-count="2" fo:hyphenation-push-char-count="2"/>
    </style:style>
    <style:style style:name="T1" style:family="text">
      <style:text-properties officeooo:rsid="00179ce4"/>
    </style:style>
    <style:style style:name="T2" style:family="text">
      <style:text-properties officeooo:rsid="0018aae1"/>
    </style:style>
    <style:style style:name="T3" style:family="text">
      <style:text-properties fo:font-style="italic" officeooo:rsid="0018aae1" style:font-style-asian="italic" style:font-style-complex="italic"/>
    </style:style>
    <style:style style:name="T4" style:family="text">
      <style:text-properties officeooo:rsid="0019f9aa"/>
    </style:style>
    <style:style style:name="T5" style:family="text">
      <style:text-properties officeooo:rsid="001b9397"/>
    </style:style>
    <style:style style:name="T6" style:family="text">
      <style:text-properties officeooo:rsid="000e8ce6"/>
    </style:style>
    <style:style style:name="T7" style:family="text">
      <style:text-properties fo:font-size="14pt" style:font-size-asian="14pt" style:font-size-complex="14pt"/>
    </style:style>
    <style:style style:name="T8" style:family="text">
      <style:text-properties fo:font-size="14pt" officeooo:rsid="001b9397" style:font-size-asian="14pt" style:font-size-complex="14pt"/>
    </style:style>
    <style:style style:name="T9" style:family="text">
      <style:text-properties fo:font-size="14pt" officeooo:rsid="000e8ce6"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1b9397" style:font-size-asian="14pt" style:font-weight-asian="bold" style:font-size-complex="14pt" style:font-weight-complex="bold"/>
    </style:style>
    <style:style style:name="T12" style:family="text">
      <style:text-properties officeooo:rsid="001cdf16"/>
    </style:style>
    <style:style style:name="T13" style:family="text">
      <style:text-properties officeooo:rsid="001fe0b3"/>
    </style:style>
    <style:style style:name="T14" style:family="text">
      <style:text-properties officeooo:rsid="001fe15f"/>
    </style:style>
    <style:style style:name="T15" style:family="text">
      <style:text-properties officeooo:rsid="0021d29d"/>
    </style:style>
    <style:style style:name="T16" style:family="text">
      <style:text-properties officeooo:rsid="00241c0d"/>
    </style:style>
    <style:style style:name="T17" style:family="text">
      <style:text-properties officeooo:rsid="0024e7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8">+++ Essay </text:span><text:span text:style-name="T7">+++ </text:span><text:span text:style-name="T11">Mentorat</text:span><text:span text:style-name="T8"> in politischer Philosophie</text:span><text:span text:style-name="T7"> +++ Wintersemester </text:span><text:span text:style-name="T10">16/17</text:span><text:span text:style-name="T7"> +++ Dozent: </text:span><text:span text:style-name="T8">Hans-Jörg </text:span><text:span text:style-name="T11">Sigwart</text:span><text:span text:style-name="T7"> +++ </text:span><text:span text:style-name="T8">Autor: </text:span><text:span text:style-name="T7">Emil </text:span><text:span text:style-name="T10">Lefherz</text:span><text:span text:style-name="T7"> +++ </text:span><text:span text:style-name="T9">Datum: </text:span><text:span text:style-name="T11">28.02.2017</text:span><text:span text:style-name="T9"> +++</text:span><text:span text:style-name="T6"><text:line-break/></text:span></text:p>
      <text:p text:style-name="P2">Ich bin Politikwissenschaftler. Seit ich da irgendwie reingerutscht bin, wollen Leute von mir, dass ich die politische Sphäre mithilfe klarer Theorien beschreibe, um die objektive Wahrheit über sie herauszufinden. Ich tue aber ehrlich gesagt lieber, was ich will, als das was andere von mir wollen, und ich will für mein eigenes politisches Handeln eine möglichst gute Erklärung, Anleitung, man könnte sagen eine theoretische Grundlage. <text:span text:style-name="T2">Ich will sehen, ob ich die beiden Interessen miteinander verknüpfen kann, und Sachen über Theorie und Praxis sagen kann, die auch anderen etwas bringen und nicht nur mir.</text:span></text:p>
      <text:p text:style-name="P5">Dabei hat jede Theorie das Problem, dass sie falsch ist. Sie ist eine Komplexitätsreduktion, die dem Objekt ihrer Beschreibung unvermeidlich Gewalt antut; und die Philosophen versuchen deswegen seit <text:span text:style-name="T5">sie sich Philosophen nennen</text:span>, darüber nachzudenken, wie Theorien weniger falsch werden können. <text:span text:style-name="T2">Denn wir glauben an Theorien, und wenn wir schon falsche Sachen glauben, sollten wir wenigstens aktiv versuchen, weniger falsche Sachen zu glauben.</text:span></text:p>
      <text:p text:style-name="P5">Ich bin zufälligerweise auch Philosoph. Da bin ich irgendwie reingerutscht. Aber vor allem bin ich Poet, und als solcher glaube ich an die Erklärungskraft einer guten Geschichte. Mir haben für mein persönliches Handeln unwahre Geschichten oft mehr gebracht als unwahre Theorien. Daran sind natürlich nicht die Theorien schuld, sondern meine eigene Unfähigkeit, mich kritisch genug mit den Vorbedingungen meiner Erkenntnis auseinanderzusetzen.</text:p>
      <text:p text:style-name="P5">Ich will kein Bauer bleiben, der sich die Regenzeiten mit dem Sonnengott erklären muss, um berechnen zu können, wann er wetterfeste Kleidung tragen sollte. Ich kann anerkennen, dass <text:span text:style-name="T2">es </text:span>ihm problemlos ausreichen mag, eine schlechte Geschichte zu benutzen; solange er satt wird, hat er keinen Grund, eine bessere Theorie zu formulieren, als dass es wieder regnen wird, wenn er regelmäßig ein Kalb opfert.</text:p>
      <text:p text:style-name="P5">Ich ziehe es aber vor, selbstkritisch mit den Bedingungen meiner Erkenntnis umzugehen, und versuche deswegen, immer bessere Theorien zu finden. Manchmal ist eine Geschichte da hilfreicher als rationale Argumentation; nicht umsonst hat Platon selbst ein Gleichnis gewählt, um den Weg aus der Höhle hinaus zu beschreiben. Diese Erkenntnis über <text:span text:style-name="T2">Hegemonien in dem schwer fassbaren Forschungsgegenstand der politischen Jugendgruppe soll also die Form eines Märchens haben; nicht weil Märchen wahrer sind als empirische Analyse, sondern weil ich weiß, welch alberne Antworten Jugendliche auf statistische Umfragen geben und in dieser Geschichte über eine Freundin von mir ehrlichere Aussagen über die Wirklichkeit zu finden sind, als sich je in eine quantitative Tabelle pressen lassen würden.</text:span></text:p>
      <text:p text:style-name="P11"><text:soft-page-break/>Die Frage, die ich dabei anhand dieses modernen Märchens beantworten will, lautet: kann man aktiv und bewusst Hegemonien erzeugen oder ist das eine unbewusste Emergenz struktureller Herrschaft? Was sagt das über die Rolle des Subjekts in der Diskursanalyse aus, dass Menschen nicht nur Diskursanalyse lesen und sich dann für klug halten, sondern ihre Erkenntnisse auch tatsächlich versuchen, in der Praxis anzuwenden? Ein<text:span text:style-name="T16">e</text:span> Freund<text:span text:style-name="T16">in</text:span> von mir hat sich diesem Thema in diesem Selbstversuch gewidmet, und mir zum Zwecke seiner Anonymität sein Märchen erzählt.</text:p>
      <text:p text:style-name="P11"/>
      <text:p text:style-name="P3">Es war einmal eine kleine politische Jugendgruppe in einer Stadt, die sich nicht für provinziell hielt. In dieser lebte ein<text:span text:style-name="T16">e</text:span> Jugendliche, <text:span text:style-name="T16">die </text:span>die Politik zu <text:span text:style-name="T16">ihrem </text:span>Hobby gemacht hatte – und sich mit <text:span text:style-name="T16">ihrem </text:span>bestem Wissen dagegen wehrte, dass Ernesto Laclau ih<text:span text:style-name="T16">r</text:span> als Subjekt keinen Platz im Diskurs eingeräumt hatte. Laclau ging davon aus, <text:span text:style-name="T1">dass alles nur Diskurs ist, durch den Diskurs geschaffen wird, sich nicht außerhalb dessen wahrnehmen kann und es keine vom Diskurs unabhängigen Handlungen gibt – alles sei Struktur, der Akteur habe nichts darin zu suchen.</text:span></text:p>
      <text:p text:style-name="P4">D<text:span text:style-name="T16">ie</text:span> Jugendliche las das, fühlte sich provoziert und beschloss, <text:span text:style-name="T16">sie</text:span> wolle Akteur<text:span text:style-name="T16">in</text:span> werden. Struktur zu bleiben, hatte seinen Reiz verloren, und <text:span text:style-name="T16">sie </text:span>begriff, dass der Diskurs ih<text:span text:style-name="T16">r</text:span> erst zeigen musste, wie er funktionierte, damit <text:span text:style-name="T16">sie </text:span>künftig die Zügel in die Hand nehmen konnte, und mit dem heiligen Wissen des politischsten aller Politikwissenschaftler den herrschaftsfreien Diskurs zu beherrschen.</text:p>
      <text:p text:style-name="P4">Drei Jahre hatte <text:span text:style-name="T16">sie </text:span>bereits in besagter <text:span text:style-name="T12">Parteijugendorganisation</text:span> verbracht, als <text:span text:style-name="T16">sie </text:span>schließlich das erste Mal Laclau las. Dort stand viel von leeren Signifikanten, Hegemonie und der Bedeutung des Sagbaren; und weil <text:span text:style-name="T16">sie </text:span>grundsätzlich nur Dinge verstehen konnte, zu denen <text:span text:style-name="T16">sie </text:span>einen praktischen Bezug hatte, fiel ih<text:span text:style-name="T16">r</text:span> auf, dass <text:span text:style-name="T16">sie </text:span>selbst <text:span text:style-name="T16">die Schöpferin </text:span>einer Hegemonie <text:span text:style-name="T14">werden konnte</text:span>.</text:p>
      <text:p text:style-name="P4">Seit wenigen Wochen bezeichnete sich besagte Gruppe, in der unser<text:span text:style-name="T16">e</text:span> <text:span text:style-name="T5">Freundin </text:span>eine einflussreiche Diskursposition innehatte, als pluralistisch. Sie hatte sich in der Vergangenheit bereits gespalten, über dem Versuch, den Nahostkonflikt zu lösen. D<text:span text:style-name="T16">ie</text:span> Jugendliche hatte, seitdem <text:span text:style-name="T16">sie </text:span>gute Freunde an die Palästina-Befürworter verloren hatte, die Lust verloren, anderen <text:span text:style-name="T16">ihre </text:span>Meinung aufzuzwingen und sprach deswegen immer öfter vom Pluralismus – unter dem <text:span text:style-name="T16">sie</text:span> heute die Idee versteht, dass verschiedene Meinungen koexistieren können, ohne die Handlungsfähigkeit der Gruppe einzuschränken, <text:span text:style-name="T2">weil sie sich nur einigen müssen, wenn sie nach außen gemeinsam handeln.</text:span><text:span text:style-name="T2"><text:note text:id="ftn1" text:note-class="footnote"><text:note-citation>1</text:note-citation><text:note-body><text:p text:style-name="P16">Keine politische Jugendgruppe hat je den Nahostkonflikt irgendwie besser gemacht. Diese Aussage ist zwar nicht wissenschaftlich, muss sie aber auch nicht sein, solange niemand sie anzweifelt. <text:span text:style-name="T5">Sobald mir jemand den rosa Elefanten zeigt, glaube ich gerne an seine Existenz – aber ich habe keine Zeit für eine Studie, die keiner lesen will.</text:span></text:p></text:note-body></text:note></text:span><text:span text:style-name="T2"> Sie würde allerdings heute nicht sagen, dass sie damals bereits das bedeutet hat; sie wurde nie definiert, sondern vielmehr </text:span><text:span text:style-name="T3">überdeterminiert</text:span><text:span text:style-name="T2">, indem nicht nur unsere Jugendliche, sondern auch andere in dieser Gruppe in ihr einen Mix aus Hannah Arendt, demokratischen Werten und der Hoffnung, sich nicht so schnell wieder zu spalten, sahen.</text:span></text:p>
      <text:p text:style-name="P6"><text:soft-page-break/>Als mein<text:span text:style-name="T16">e</text:span> besagte Freund<text:span text:style-name="T16">in</text:span> kurz darauf Laclau las, verstand <text:span text:style-name="T16">sie</text:span>, dass <text:span text:style-name="T16">sie </text:span>Differenzen zu Äquivalenzen gemacht hatte, und dass <text:span text:style-name="T14">dort Hegemonie passierte</text:span>; eine Form der Herrschaft, die <text:span text:style-name="T16">sie </text:span>doch ganz besonders ablehnte! Doch <text:span text:style-name="T4">als sie sah, wie gut Herrschaft funktionierte, und weil sie ein sehr neugieriger Mensch ist, beschloss sie, es mithilfe der Erkenntnisse, die Laclau über Hegemonie gemacht hatte, doch einfach gleich richtig zu machen, statt unwissend herumzupfuschen.</text:span></text:p>
      <text:p text:style-name="P8">Und so schrieb <text:span text:style-name="T16">sie „</text:span>Pluralismus“ <text:span text:style-name="T12">auf den Flyer</text:span>, den <text:span text:style-name="T16">sie </text:span>kurz darauf für die Gruppe <text:span text:style-name="T12">designen </text:span>sollte, in die Beschreibungen der Facebookveranstaltungen, und es stand dort wie selbstverständlich, da sich niemand vor ihm Gedanken gemacht hatte, was diesen Freundeskreis jetzt eigentlich politisch so genau ausmachte. <text:span text:style-name="T16">Sie </text:span>begann, es ab und zu in Diskussionen zu verwenden – mit Bedacht, damit es nicht aus Versehen Bedeutung bekam. Doch als Schlagwort dafür, dass man andere Meinungen inkludieren statt ausschließen sollte, funktionierte es tadellos.</text:p>
      <text:p text:style-name="P7">Diese instrumentelle Funktion der Inklusion, der Konstitution von Äquivalenzen statt Differenzen hing dabei nicht vom Wort ab. „Pluralismus“ als solcher hat den interessanten Nebeneffekt, dass er als Wort tatsächlich den Effekt einer erfolgreichen, gesunden, stabilen Hegemonie beschreibt; denn nur in einem System, in dem ein solcher leerer Signifikant die Äquivalenz der Differenzen nach außen sicherstellt, können so viele Differenzen nebeneinander her existieren.</text:p>
      <text:p text:style-name="P7">Diese klare Kausalität zu ziehen ist hier schwierig, denn der Effekt könnte natürlich auch daher kommen, dass die Gruppe die Etymologie von „Pluralismus“ gegooglet hätte, alle dasselbe meinten, sich entschlossen, doch mal so viele Meinungen wie möglich zu tolerieren und Laclau überhaupt nicht Recht damit hat, dass sich die Bedeutung von Signifikanten über Differenzen definiert. Und wie immer liegt es am Leser, sich für eine der beiden Lügen zu entscheiden. Entscheide dich pragmatisch, Leser, und schrecke nicht vor der kognitiven Dissonanz zurück, sondern umarme sie.</text:p>
      <text:p text:style-name="P9">Wenn man Laclaus Argumentation folgt, ist jedenfalls naheliegend, dass der Effekt von dem Prozess der Signifikation von „Pluralismus“ und seiner Verwendung im Diskurs herrührte, und nicht von dem Begriff selbst.</text:p>
      <text:p text:style-name="P9">In seltenen Fällen arteten Diskussionen natürlich nach wie vor aus. Jugendgruppen sind wie nichts anderes dafür geeignet, um Jugendlichen beizubringen, dass es mehr Sichtweisen auf die Welt gibt, als ihre eigene, denn sie müssen sich darauf gefasst machen, ganz viele davon kennenzulernen, ob sie wollen oder nicht. Und sich mit ganz vielen ihrer Vertreter darüber zu streiten. Mein<text:span text:style-name="T17">e</text:span> Freund<text:span text:style-name="T17">in</text:span> hatte oft genug gestritten, Laclau gelesen und weigerte sich seitdem, Freundschaften für ein Bündel an Differenzen, Äquivalenzen und kognitiven Dissonanzen aufs Spiel zu setzen – doch wann immer solche Diskussionen zu sehr ausarteten, konnte <text:span text:style-name="T17">sie </text:span>nun Pluralismus einwerfen, um etwas Mäßigung in die Debatte zu bringen und alle dazu anzuhalten, durch die Augen ihres Gegenübers zu blicken.</text:p>
      <text:p text:style-name="P10"><text:soft-page-break/>Wenn <text:span text:style-name="T17">sie </text:span>das nicht regelmäßig getan hätte, hätte Pluralismus seine Kraft verloren, <text:span text:style-name="T12">wenn ein Begriff nie verwendet wird können sich die restlichen Differenzen nicht an ihm entlang abgrenzen. Jedoch wurde er immer instabiler, je klarer er wurde; ein leerer Signifikant ist eben nicht mehr leer, wenn man ihn definiert und immer weiter eingrenzt, und jedes Mal, wenn er eine Entsprechung in der Realität hat, wird seine Bedeutung klarer, erst Recht, wenn man sich ihm mit theoretischer Schärfe nähert.</text:span></text:p>
      <text:p text:style-name="P17">Und so musste unsere Freundin auch einmal Rückschläge in ihrer hegemonialen Position einstecken, der Begriff gehörte nicht länger ihr und hatte ein Eigenleben entwickelt. Als die Gruppe wieder einmal ihre Grundsätze festlegte und abstimmte, wurde Pluralismus ebenfalls festgeschrieben; aber mit einer klaren Ausnahmeklausel, dass Antisemitismus, Rassismus und Sexismus ein Ausschlussgrund seien. Das hatte nicht zu seiner Konzeption von Pluralismus gehört, dass man ab jetzt über Rassismus und Sexismus nicht einmal mehr diskutieren konnte – das hatte zwar auch vorher keiner getan, aber nun hatte sich die Bedeutung von Pluralismus verändert. Sie beschloss, dass das kein Problem sei, enthielt sich bei der Abstimmung und überließ der Gruppe die Gelegenheit, sich ihre Grenzen selbst setzen zu können, und die Ausschlüsse, die die sie konstituierende Unterscheidung produzierte, wenigstens demokratisch beschließen und transparent zu machen.</text:p>
      <text:p text:style-name="P11">Kurze Zeit später war für <text:span text:style-name="T17">sie</text:span> das Ende <text:span text:style-name="T17">ihrer </text:span>politischen Aktivität gekommen. <text:span text:style-name="T17">Sie </text:span>hatte die Rolle satt, die <text:span text:style-name="T17">sie </text:span>in der Gruppe wahrnahm – <text:span text:style-name="T17">sie </text:span>war alt geworden, und die Bahnen zu formen, innerhalb derer <text:span text:style-name="T17">ihre </text:span>gleichaltrigen Freunde diskutierten und glaubten, hatte <text:span text:style-name="T17">sie </text:span>nicht jünger gemacht. <text:span text:style-name="T17">Sie </text:span>hatte die Äquivalenz aufrechterhalten und die Gruppe war angewachsen, die Freunde hatten auch einiges über sich selbst gelernt; doch für die nächste Erkenntnis war ein neuer Bruch notwendig, das fühlte <text:span text:style-name="T17">sie</text:span>.</text:p>
      <text:p text:style-name="P11">Und schon, als <text:span text:style-name="T17">sie </text:span>noch auf seinem letzten Treffen war, sah <text:span text:style-name="T17">sie</text:span>, wie fragil die Hegemonie war, wie sehr sie nur gelebt hatte, weil <text:span text:style-name="T17">sie </text:span>sie aufrechterhalten und damit den Raum beherrscht hatte: als einer einen anarchistischen Aufkleber auf den gemeinsamen Kühlschrank klebte, beschwerte sich eine andere und versuchte ihn wieder abzumachen, <text:span text:style-name="T13">weil sie sich nicht damit identifizierte.</text:span></text:p>
      <text:p text:style-name="P12"><text:span text:style-name="T17">Die alte Frau </text:span>seufzte und erzählte ihnen ein Märchen. Als <text:span text:style-name="T17">sie </text:span>damit fertig war, stand <text:span text:style-name="T17">sie </text:span>auf, drehte sich um, und ging in die weite Welt hinaus.</text:p>
      <text:p text:style-name="P12"/>
      <text:p text:style-name="P12">War <text:span text:style-name="T17">sie</text:span> ein freier Mensch geworden? Hatte <text:span text:style-name="T17">sie </text:span>sich von <text:span text:style-name="T17">ihrer </text:span>Sozialisation emanzipiert, und war Akteur<text:span text:style-name="T17">in</text:span> geworden, wie <text:span text:style-name="T17">sie </text:span>es so sehr gewollt hatte? Hatte <text:span text:style-name="T17">sie </text:span>die Herrschaft des Diskurses über sich abgeworfen und stattdessen den Diskurs beherrscht, ihm <text:span text:style-name="T17">ihre </text:span>Hegemonie aufgezwängt?</text:p>
      <text:p text:style-name="P12">Da das hier nicht die Moral der Geschichte ist, sondern nur die wissenschaftliche Konklusion, gibt es keine schöne Ästhetik mehr. Und ich will jetzt nicht mehr in Phrasen schwelgen, sondern die <text:soft-page-break/>Forschungsfrage beantworten, wie verantwortungsvolle Wissenschaftler das tun, wenn sie gute Noten erhalten wollen.</text:p>
      <text:p text:style-name="P12">Ob mein<text:span text:style-name="T17">e</text:span> Freund<text:span text:style-name="T17">in</text:span> bewusst eine Hegemonie erzeugt hat, hängt davon ab, wie weit man <text:span text:style-name="T17">sie </text:span>währenddessen bewusst nennen kann. <text:span text:style-name="T17">Sie </text:span>selbst nennt sich dessen bewusst, seit <text:span text:style-name="T17">sie </text:span>bei Laclau gelesen hat, wie es funktioniert; der Prozess der Reflektion seines Handelns, sich im Spiegel zu sehen, gilt für <text:span text:style-name="T17">sie </text:span>als Schwelle des bewusst-Seins, des Akteur<text:span text:style-name="T17">in</text:span>-Seins. Die Hegemonie wäre ohne <text:span text:style-name="T17">ihr </text:span>Zutun nicht Hegemonie geworden, deswegen kann man nicht von einer unbewussten Emergenz sprechen; nur weil <text:span text:style-name="T17">sie </text:span>aktiv gehandelt hat, wurde es Herrschaft. <text:span text:style-name="T17">Sie hat also nicht eine bereits existierende Hegemonie ausgebaut, sondern vielmehr eine sich bietende Gelegenheit ergriffen.</text:span></text:p>
      <text:p text:style-name="P13">So wie man Wissenschaft aktiv macht, und Theorie ein praktischer Akt ist, ist auch mein Versuch hier zu verstehen – und wie jeder Wissenschaftler, jeder Poet und jeder Politiker spiele ich mit unfairen Mitteln. Ich bin intransparent und der Leser meiner Worte weiß nicht einmal, welchen Einfluss, welche Herrschaft meine Sprechakte auf ihn ausüben. Diese gesamte Gruppe wurde Opfer meine<text:span text:style-name="T17">r</text:span> Freund<text:span text:style-name="T17">in</text:span>, <text:span text:style-name="T17">die </text:span>sich an dieser Stelle gerne entschuldigen würde, sozialisierenden Einfluss auf Jugendliche gewirkt zu haben und sie zu toleranteren Menschen gemacht zu haben. Und so wie <text:span text:style-name="T17">sie </text:span>als Politiker<text:span text:style-name="T17">in</text:span> geherrscht hat, ich diese Worte benutzt habe um den Glauben an eine mögliche Wahrheit zu wecken und Wissenschaftler Wort<text:span text:style-name="T17">e</text:span> benutzen um den Glauben an eine mögliche Wahrheit zu wecken, trägt jede Form der Kommunikation nicht nur für das Opfer einen intransparenten Diskursakt in sich, mit dem seine Identität entlang neuer Differenzen entlang definiert wird, sondern auch für den Täter ist dieser Akt intransparent, der <text:span text:style-name="T15">sich jedes Mal dazu gezwungen fühlen muss, seine Tat zu reflektieren und selbst zu verstehen, inwiefern er seinem Opfer die Autonomie über seine Identität weggenommen hat, indem er an seinem Weltbild mitkonstruiert hat.</text:span></text:p>
      <text:p text:style-name="P14">Herrschaftsfreiheit und Autonomie jedes Einzelnen zu erlangen ist also ein ständiger Reflektionsakt, und weil ich Pragmatiker bin, kann man den eben nicht immer leisten. Genauso wie mich die praktischen Vorbedingungen meiner wissenschaftlichen Erkenntnisarbeit daran hindern, jede meiner Argumente mit der realitätsnächsten aller empirischen Studien zu füttern, und wissenschaftelnde Menschen seit jeher auf schlechte Mittel wie repräsentative Studien und komplexitätsreduzierende Modelle angewiesen sind. </text:p>
      <text:p text:style-name="P14">Der Pragmatismus, die Herrschaft und die Komplexitätsreduktionen, auf die ich in Theorie und Praxis angewiesen bin, lassen sich nur mit ganz viel Ironie und Poesie ertragen. Dazu verdammt, als Mensch erkennen und handeln zu müssen, bleiben für mich auf meinem Weg zu der Autonomie aller Menschen nur Theorie und Praxis übrig. Wie reflektiert oder pragmatisch diese sind – das zu beurteilen, traue ich keinem Gott und keiner wissenschaftlichen Institution zu, denn ich muss danach handeln. Aber transparent will ich sein – und niemand <text:span text:style-name="T16">solle</text:span> vor meinem Handeln Angst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09:31:38.946812532</meta:creation-date>
    <dc:date>2017-02-28T12:11:02.298989456</dc:date>
    <meta:editing-duration>PT15M55S</meta:editing-duration>
    <meta:editing-cycles>3</meta:editing-cycles>
    <meta:generator>LibreOffice/5.1.6.2$Linux_X86_64 LibreOffice_project/10m0$Build-2</meta:generator>
    <meta:document-statistic meta:table-count="0" meta:image-count="0" meta:object-count="0" meta:page-count="5" meta:paragraph-count="30" meta:word-count="2213" meta:character-count="15109" meta:non-whitespace-character-count="12913"/>
  </office:meta>
</office:document-meta>
</file>